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05/11/2021</text:span></text:p>
      <text:p text:style-name="P9"/>
      <text:p text:style-name="P10">RECIBI CONFORME</text:p>
      <text:p text:style-name="P9"/>
      <text:p text:style-name="P11">CLIENTE: LEON BUSTILLOS YISENIA TANIA</text:p>
      <text:p text:style-name="P12">CANT. TOTAL DE CAJAS: 5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ARNE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2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GALLINA BB ROJA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100</text:p>
          </table:table-cell>
        </table:table-row>
      </table:table>
      <text:p text:style-name="P8"/>
      <text:p text:style-name="P7"><text:span text:style-name="T1">Entrega: </text:span><text:span text:style-name="T7">GENETICA PROPIO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LEON BUSTILLOS YISENIA TAN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04T16:29:07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